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egoe UI" fo:font-size="9pt" fo:language="none" fo:country="none" style:font-name-asian="Segoe UI" style:font-size-asian="9pt" style:language-asian="none" style:country-asian="none" style:font-name-complex="Segoe UI" style:font-size-complex="9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Energie peaks Na22 Spektrum</text:p>
          </table:table-cell>
          <table:table-cell table:number-columns-repeated="2"/>
          <table:table-cell office:value-type="string" calcext:value-type="string">
            <text:p>Energie peaks Na22 Spektrum</text:p>
          </table:table-cell>
          <table:table-cell/>
        </table:table-row>
        <table:table-row table:style-name="ro1">
          <table:table-cell office:value-type="float" office:value="1274.5" calcext:value-type="float">
            <text:p>1274,5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274.5" calcext:value-type="float">
            <text:p>1274,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Zugehörige Channels</text:p>
          </table:table-cell>
          <table:table-cell table:number-columns-repeated="2"/>
          <table:table-cell office:value-type="string" calcext:value-type="string">
            <text:p>Zugehörige Channels</text:p>
          </table:table-cell>
          <table:table-cell/>
        </table:table-row>
        <table:table-row table:style-name="ro1">
          <table:table-cell office:value-type="float" office:value="6931.287949" calcext:value-type="float">
            <text:p>6931,287949</text:p>
          </table:table-cell>
          <table:table-cell office:value-type="float" office:value="2863.463407" calcext:value-type="float">
            <text:p>2863,463407</text:p>
          </table:table-cell>
          <table:table-cell/>
          <table:table-cell office:value-type="float" office:value="7502.83" calcext:value-type="float">
            <text:p>7502,83</text:p>
          </table:table-cell>
          <table:table-cell office:value-type="float" office:value="3008.17" calcext:value-type="float">
            <text:p>3008,17</text:p>
          </table:table-cell>
        </table:table-row>
        <table:table-row table:style-name="ro1">
          <table:table-cell office:value-type="string" calcext:value-type="string">
            <text:p>FWHM?</text:p>
          </table:table-cell>
          <table:table-cell table:number-columns-repeated="2"/>
          <table:table-cell office:value-type="string" calcext:value-type="string">
            <text:p>FWHM?</text:p>
          </table:table-cell>
          <table:table-cell/>
        </table:table-row>
        <table:table-row table:style-name="ro1">
          <table:table-cell office:value-type="float" office:value="89.7487" calcext:value-type="float">
            <text:p>89,7487</text:p>
          </table:table-cell>
          <table:table-cell office:value-type="float" office:value="319.416" calcext:value-type="float">
            <text:p>319,416</text:p>
          </table:table-cell>
          <table:table-cell/>
          <table:table-cell table:style-name="ce1" office:value-type="float" office:value="12.7676" calcext:value-type="float">
            <text:p>12,7676</text:p>
          </table:table-cell>
          <table:table-cell office:value-type="float" office:value="18.3043" calcext:value-type="float">
            <text:p>18,3043</text:p>
          </table:table-cell>
        </table:table-row>
        <table:table-row table:style-name="ro1">
          <table:table-cell office:value-type="string" calcext:value-type="string">
            <text:p>Uns.</text:p>
          </table:table-cell>
          <table:table-cell table:number-columns-repeated="2"/>
          <table:table-cell office:value-type="string" calcext:value-type="string">
            <text:p>Uns.</text:p>
          </table:table-cell>
          <table:table-cell/>
        </table:table-row>
        <table:table-row table:style-name="ro1">
          <table:table-cell table:formula="of:=[.A12]/(2*SQRT(2*LN(2)))" office:value-type="float" office:value="38.1127637287547" calcext:value-type="float">
            <text:p>38,1127637287547</text:p>
          </table:table-cell>
          <table:table-cell table:formula="of:=[.B12]/(2*SQRT(2*LN(2)))" office:value-type="float" office:value="135.643486080399" calcext:value-type="float">
            <text:p>135,643486080399</text:p>
          </table:table-cell>
          <table:table-cell/>
          <table:table-cell table:formula="of:=[.D12]/(2*SQRT(2*LN(2)))" office:value-type="float" office:value="5.42190050867866" calcext:value-type="float">
            <text:p>5,42190050867866</text:p>
          </table:table-cell>
          <table:table-cell table:formula="of:=[.E12]/(2*SQRT(2*LN(2)))" office:value-type="float" office:value="7.77312051450599" calcext:value-type="float">
            <text:p>7,7731205145059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_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_0</text:p>
          </table:table-cell>
        </table:table-row>
        <table:table-row table:style-name="ro1">
          <table:table-cell table:formula="of:=([.A8]-[.B8])/([.A10]-[.B10])" office:value-type="float" office:value="0.187692461195638" calcext:value-type="float">
            <text:p>0,187692461195638</text:p>
          </table:table-cell>
          <table:table-cell table:formula="of:=[.A8]-[.A18]*[.A10]" office:value-type="float" office:value="-26.4504944034777" calcext:value-type="float">
            <text:p>-26,4504944034777</text:p>
          </table:table-cell>
          <table:table-cell/>
          <table:table-cell table:formula="of:=([.D8]-[.E8])/([.D10]-[.E10])" office:value-type="float" office:value="0.16986824364913" calcext:value-type="float">
            <text:p>0,16986824364913</text:p>
          </table:table-cell>
          <table:table-cell table:formula="of:=[.D8]-[.D18]*[.D10]" office:value-type="float" office:value="0.00744550199556215" calcext:value-type="float">
            <text:p>0,007445501995562</text:p>
          </table:table-cell>
        </table:table-row>
        <table:table-row table:style-name="ro1">
          <table:table-cell office:value-type="string" calcext:value-type="string">
            <text:p>Uns.</text:p>
          </table:table-cell>
          <table:table-cell table:number-columns-repeated="2"/>
          <table:table-cell office:value-type="string" calcext:value-type="string">
            <text:p>Uns.</text:p>
          </table:table-cell>
          <table:table-cell/>
        </table:table-row>
        <table:table-row table:style-name="ro1">
          <table:table-cell table:formula="of:=[.A18]/([.A10]-[.B10])*SQRT(SUMSQ([.A14];[.B14]))" office:value-type="float" office:value="0.0065010556738194" calcext:value-type="float">
            <text:p>0,006501055673819</text:p>
          </table:table-cell>
          <table:table-cell table:formula="of:=SQRT(SUMSQ([.A20]*[.A10];[.A14]*[.A18]))" office:value-type="float" office:value="45.6249704990582" calcext:value-type="float">
            <text:p>45,6249704990582</text:p>
          </table:table-cell>
          <table:table-cell/>
          <table:table-cell table:formula="of:=[.D18]/([.D10]-[.E10])*SQRT(SUMSQ([.D14];[.E14]))" office:value-type="float" office:value="0.000358177274288552" calcext:value-type="float">
            <text:p>0,000358177274289</text:p>
          </table:table-cell>
          <table:table-cell table:formula="of:=SQRT(SUMSQ([.D20]*[.D10];[.D14]*[.D18]))" office:value-type="float" office:value="2.84078695515025" calcext:value-type="float">
            <text:p>2,84078695515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.00.0000</text:date>, <text:time style:data-style-name="N2" text:time-value="15:47:19.4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20:03:31.525000000</meta:creation-date>
    <dc:date>2019-06-16T15:56:11.017000000</dc:date>
    <meta:editing-duration>PT8H6M14S</meta:editing-duration>
    <meta:editing-cycles>8</meta:editing-cycles>
    <meta:generator>LibreOffice/6.0.3.2$Windows_X86_64 LibreOffice_project/8f48d515416608e3a835360314dac7e47fd0b821</meta:generator>
    <meta:document-statistic meta:table-count="1" meta:cell-count="38" meta:object-count="0"/>
    <meta:user-defined meta:name="qrichtext">1</meta:user-defined>
  </office:meta>
</office:document-meta>
</file>